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rsid="0025d2a5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5d2a5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e018a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a23e8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3fa9f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1be5c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36cf0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46af40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2cbb68" style:font-size-asian="9pt" style:font-size-complex="9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paragraph-rsid="002a23e8" fo:background-color="#fff200" style:font-size-asian="10.5pt" style:font-name-complex="Arial1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rsid="00263472" officeooo:paragraph-rsid="0025d2a5" fo:background-color="#fff200" style:font-size-asian="10.5pt" style:font-name-complex="Calibri" style:font-size-complex="10.5pt"/>
    </style:style>
    <style:style style:name="P1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officeooo:rsid="0025d2a5" officeooo:paragraph-rsid="0025d2a5"/>
    </style:style>
    <style:style style:name="P17" style:family="paragraph" style:parent-style-name="UrbanBody">
      <style:text-properties officeooo:rsid="003daee9" officeooo:paragraph-rsid="003daee9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1"/>
    </style:style>
    <style:style style:name="T10" style:family="text">
      <style:text-properties style:font-name-complex="Arial1"/>
    </style:style>
    <style:style style:name="T11" style:family="text">
      <style:text-properties officeooo:rsid="0025d2a5" style:font-name-complex="Arial1"/>
    </style:style>
    <style:style style:name="T12" style:family="text">
      <style:text-properties officeooo:rsid="0035a107" style:font-name-complex="Arial1"/>
    </style:style>
    <style:style style:name="T13" style:family="text">
      <style:text-properties fo:color="#ce181e" fo:background-color="#fff200" loext:char-shading-value="0" style:font-name-complex="Arial1"/>
    </style:style>
    <style:style style:name="T14" style:family="text">
      <style:text-properties fo:color="#ce181e" fo:background-color="#fff200" loext:char-shading-value="0" style:font-name-complex="Calibri"/>
    </style:style>
    <style:style style:name="T15" style:family="text">
      <style:text-properties fo:color="#ce181e" officeooo:rsid="0025d2a5" fo:background-color="#fff200" loext:char-shading-value="0" style:font-name-complex="Calibri"/>
    </style:style>
    <style:style style:name="T16" style:family="text">
      <style:text-properties fo:color="#ce181e" officeooo:rsid="00263472" fo:background-color="#fff200" loext:char-shading-value="0" style:font-name-complex="Calibri"/>
    </style:style>
    <style:style style:name="T17" style:family="text">
      <style:text-properties officeooo:rsid="002a23e8"/>
    </style:style>
    <style:style style:name="T18" style:family="text">
      <style:text-properties fo:font-weight="normal" officeooo:rsid="00362119" style:font-weight-asian="normal" style:font-weight-complex="normal"/>
    </style:style>
    <style:style style:name="T19" style:family="text">
      <style:text-properties officeooo:rsid="0041be5c"/>
    </style:style>
    <style:style style:name="T20" style:family="text">
      <style:text-properties officeooo:rsid="0041c997"/>
    </style:style>
    <style:style style:name="T21" style:family="text">
      <style:text-properties officeooo:rsid="00436cf0"/>
    </style:style>
    <style:style style:name="T22" style:family="text">
      <style:text-properties fo:language="fr" fo:country="BE" officeooo:rsid="001beed8" style:font-name-complex="Arial1"/>
    </style:style>
    <style:style style:name="T23" style:family="text">
      <style:text-properties fo:language="fr" fo:country="BE" officeooo:rsid="001beed8" fo:background-color="transparent" loext:char-shading-value="0" style:font-name-complex="Arial1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Cadre2" text:anchor-type="paragraph" svg:x="0cm" svg:y="0cm" svg:width="7.13cm" draw:z-index="1"><draw:text-box fo:min-height="5.23cm"><text:p text:style-name="P1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3.24cm" draw:z-index="0"><draw:text-box><text:p text:style-name="Frame_20_contents"><office:annotation><dc:creator>Gauthier Bastien</dc:creator><dc:date>2011-02-16T14:49:10</dc:date><text:p text:style-name="P18"><text:span text:style-name="T29">do text if not len(self.getApplicants()) &gt; 1</text:span></text:p><text:p text:style-name="P18"><text:span text:style-name="T29">from xhtml(</text:span><text:span text:style-name="T30">tool.decorateHTML('UrbanAddress', </text:span><text:span text:style-name="T2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8"><text:span text:style-name="T29">do text if self.hasMultipleApplicants()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2"><office:annotation><dc:creator>Gauthier Bastien</dc:creator><dc:date>2011-02-17T09:18:17</dc:date><text:p text:style-name="P18"><text:span text:style-name="T29">do text if self.hasMultipleApplicants()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P16">Demande de plans modificatifs</text:p>
      <text:p text:style-name="P5"/>
      <text:p text:style-name="P5"/>
      <text:p text:style-name="P13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6"><office:annotation><dc:creator>Gauthier Bastien</dc:creator><dc:date>2011-01-13T14:56:41</dc:date><text:p text:style-name="P18"><text:span text:style-name="T24">do text</text:span></text:p><text:p text:style-name="P18"><text:span text:style-name="T24">from document(at=reference, format='odt')</text:span></text:p></office:annotation>Import depuis reference.odt</text:p>
      <text:p text:style-name="P4"/>
      <text:p text:style-name="P6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5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7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 </text:span><text:span text:style-name="T7">: </text:span><text:span text:style-name="T7"><text:text-input text:description="Bien-Parcelles">licence_view.get_parcels()</text:text-input></text:span></text:p>
      <text:p text:style-name="P6"/>
      <text:p text:style-name="P9"><office:annotation><dc:creator>Gauthier Bastien</dc:creator><dc:date>2011-02-21T09:23:46</dc:date><text:p text:style-name="P18"><text:span text:style-name="T27">do text if self.hasSingleApplicant()</text:span></text:p></office:annotation><text:tab/><text:text-input text:description="Titre du demandeur">applicantobj.getPersonTitleValue()</text:text-input>,</text:p>
      <text:p text:style-name="P9"><office:annotation><dc:creator>Gauthier Bastien</dc:creator><dc:date>2011-02-21T09:23:46</dc:date><text:p text:style-name="P18"><text:span text:style-name="T27">do text if self.hasMultipleApplicants()</text:span></text:p></office:annotation><text:span text:style-name="T3"><office:annotation><dc:creator>Gauthier Bastien</dc:creator><dc:date>2011-02-17T09:18:17</dc:date><text:p text:style-name="P18"><text:span text:style-name="T24">do text if </text:span><text:span text:style-name="T27">len(self.getApplicants()) &gt; 1</text:span></text:p></office:annotation></text:span><text:span text:style-name="T3"><text:tab/>&lt;%Titre%&gt;</text:span>,</text:p>
      <text:p text:style-name="P6"/>
      <text:p text:style-name="P12"><text:span text:style-name="T22"><office:annotation><dc:creator>bleybaert</dc:creator><dc:date>2018-11-20T11:43:28.609595569</dc:date><loext:sender-initials>ble</loext:sender-initials><text:p text:style-name="P18"><text:span text:style-name="T26">do text if "DGO3" in licence_helper.regional_authority and "DGO4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, </text:span><text:span text:style-name="T12">d</text:span><text:span text:style-name="T10">élégué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2"><text:span text:style-name="T23"><office:annotation><dc:creator>bleybaert</dc:creator><dc:date>2018-11-20T11:43:35.570560569</dc:date><loext:sender-initials>ble</loext:sender-initials><text:p text:style-name="P18"><text:span text:style-name="T26">do text if <text:s/>"DGO3" in licence_helper.regional_authority and not "DGO4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,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2"><text:span text:style-name="T23"><office:annotation><dc:creator>bleybaert</dc:creator><dc:date>2018-11-20T11:43:39.162220459</dc:date><loext:sender-initials>ble</loext:sender-initials><text:p text:style-name="P18"><text:span text:style-name="T26">do text if "DGO4" in licence_helper.regional_authority and not "DGO3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d</text:span><text:span text:style-name="T10">élégué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4"/>
      <text:p text:style-name="P8"><text:span text:style-name="T13">Les motivations du refus étant justifiées et viennent en complémentarités de l’avis défavorable émis </text:span><text:span text:style-name="T14">par </text:span><text:span text:style-name="T15">les services techniques de la Commune de </text:span><text:span text:style-name="T15"><text:text-input text:description="">tool.getCityName()</text:text-input></text:span><text:span text:style-name="T13"><text:s/>à savoir que le projet tel que présenté ne </text:span><text:span text:style-name="T14">peut être accueilli de manière favorable, </text:span><text:span text:style-name="T16">soit :</text:span></text:p>
      <text:p text:style-name="P15">« ……. »</text:p>
      <text:p text:style-name="P6"/>
      <text:p text:style-name="P6"><text:span text:style-name="T10">Par conséquent, dans le cadre de la procédure, en </text:span><text:span text:style-name="T12">référence à l'article 97 paragraphe 1er du décret du 5 février 2015 relatif aux implantations commerciales</text:span><text:span text:style-name="T10">, le Collège communal vous invite à introduire auprès de notre </text:span><text:span text:style-name="T11">Département Urbanisme et Environnement</text:span><text:span text:style-name="T10"> des plans modificatifs ainsi qu'une notice corollaire permettant de remédier aux différents manquements soulevés.</text:span></text:p>
      <text:p text:style-name="P6"/>
      <text:p text:style-name="P10"><text:tab/><office:annotation><dc:creator>Gauthier Bastien</dc:creator><dc:date>2011-02-21T09:23:46</dc:date><text:p text:style-name="P19"><text:span text:style-name="T25">do text if self.hasSingleApplicant()</text:span></text:p></office:annotation><text:span text:style-name="T9">Nous restons à votre disposition pour tout renseignement complémentaire et vous prions d’agréer,</text:span> <text:text-input text:description="Titre du demandeur">applicantobj.getPersonTitleValue()</text:text-input>, <text:span text:style-name="T19">nos sincères salutations</text:span>.</text:p>
      <text:p text:style-name="P11"><text:tab/><office:annotation><dc:creator>Gauthier Bastien</dc:creator><dc:date>2011-02-21T09:23:46</dc:date><text:p text:style-name="P19"><text:span text:style-name="T25">do text if self.hasMultipleApplicants()</text:span></text:p></office:annotation><text:span text:style-name="T21">Nous </text:span><text:span text:style-name="T9">restons à votre disposition pour tout renseignement complémentaire et vous prions d’agréer</text:span>, <text:span text:style-name="T3">&lt;%Titre%&gt;</text:span>, <text:span text:style-name="T20">nos sincères salutations</text:span>.</text:p>
      <text:p text:style-name="P4"/>
      <text:p text:style-name="P4"><text:span text:style-name="T17">Fait à </text:span><text:span text:style-name="T17"><text:text-input text:description="">tool.getCityName()</text:text-input></text:span><text:span text:style-name="T17"><text:s/>le </text:span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4">do text</text:span></text:p><text:p text:style-name="P18"><text:span text:style-name="T2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7:56.960252456</dc:date>
    <dc:language>fr-FR</dc:language>
    <meta:editing-cycles>98</meta:editing-cycles>
    <meta:editing-duration>P1DT8H5M58S</meta:editing-duration>
    <dc:creator>bleybaert</dc:creator>
    <meta:document-statistic meta:table-count="0" meta:image-count="0" meta:object-count="0" meta:page-count="1" meta:paragraph-count="24" meta:word-count="328" meta:character-count="2560" meta:non-whitespace-character-count="2289"/>
    <meta:user-defined meta:name="Info 1"/>
    <meta:user-defined meta:name="Info 2"/>
    <meta:user-defined meta:name="Info 3"/>
    <meta:user-defined meta:name="Info 4"/>
  </office:meta>
</office:document-meta>
</file>